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5c54" officeooo:paragraph-rsid="00125c54"/>
    </style:style>
    <style:style style:name="P2" style:family="paragraph" style:parent-style-name="Standard">
      <style:text-properties officeooo:rsid="0013877c" officeooo:paragraph-rsid="001387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1">$ for i in `seq 0 20 2340`; do echo $i; curl -s -o salida-$i "https://www.kirolprobak.com/clasificacion.php?paginacion=$i&amp;siguiente=1&amp;id=1430"; done</text:p>
      <text:p text:style-name="P1">0</text:p>
      <text:p text:style-name="P1"/>
      <text:p text:style-name="P1"/>
      <text:p text:style-name="P1"/>
      <text:p text:style-name="P2">MacBook-Pro-de-Juanan:kirolprobak juanan$ cat dump.sh</text:p>
      <text:p text:style-name="P2"/>
      <text:p text:style-name="P2"/>
      <text:p text:style-name="P2">fich="salida"</text:p>
      <text:p text:style-name="P2">indice=0</text:p>
      <text:p text:style-name="P2"/>
      <text:p text:style-name="P2">for ind in `seq 1 2 20`;</text:p>
      <text:p text:style-name="P2">do</text:p>
      <text:p text:style-name="P2"/>
      <text:p text:style-name="P2"><text:tab/>for i in `seq 1 1`;</text:p>
      <text:p text:style-name="P2"><text:tab/>do</text:p>
      <text:p text:style-name="P2"><text:tab/><text:tab/>indice=$ind</text:p>
      <text:p text:style-name="P2"><text:tab/><text:tab/>comando="cat $fich | /tmp/xidel --extract-kind='css' -e '#contenido &gt; div.detalleInfo &gt; table &gt; tbody &gt; tr:nth-child($indice)' --data=- 2&gt;/dev/null | column -t"</text:p>
      <text:p text:style-name="P2"><text:tab/><text:tab/># echo $comando</text:p>
      <text:p text:style-name="P2"><text:tab/><text:tab/>res=$(eval $comando)</text:p>
      <text:p text:style-name="P2"/>
      <text:p text:style-name="P2"><text:tab/><text:tab/>j=0</text:p>
      <text:p text:style-name="P2"><text:tab/><text:tab/>while IFS= read -r line ; do</text:p>
      <text:p text:style-name="P2"><text:tab/><text:tab/><text:tab/>case "$j" in</text:p>
      <text:p text:style-name="P2"><text:tab/><text:tab/><text:tab/><text:tab/>"0")</text:p>
      <text:p text:style-name="P2"><text:tab/><text:tab/><text:tab/><text:tab/><text:tab/>echo -n "Pos global: ";</text:p>
      <text:p text:style-name="P2"><text:tab/><text:tab/><text:tab/><text:tab/><text:tab/>echo $line;</text:p>
      <text:p text:style-name="P2"><text:tab/><text:tab/><text:tab/><text:tab/><text:tab/>;;</text:p>
      <text:p text:style-name="P2"><text:tab/><text:tab/><text:tab/><text:tab/>"1")</text:p>
      <text:p text:style-name="P2"><text:tab/><text:tab/><text:tab/><text:tab/><text:tab/>echo -n "Pos categ: ";</text:p>
      <text:p text:style-name="P2"><text:tab/><text:tab/><text:tab/><text:tab/><text:tab/>echo $line;</text:p>
      <text:p text:style-name="P2"><text:tab/><text:tab/><text:tab/><text:tab/><text:tab/>;;</text:p>
      <text:p text:style-name="P2"><text:tab/><text:tab/><text:tab/><text:tab/>"2")</text:p>
      <text:p text:style-name="P2"><text:tab/><text:tab/><text:tab/><text:tab/><text:tab/>echo -n "Tiempo: ";</text:p>
      <text:p text:style-name="P2"><text:tab/><text:tab/><text:tab/><text:tab/><text:tab/>echo $line;</text:p>
      <text:p text:style-name="P2"><text:tab/><text:tab/><text:tab/><text:tab/><text:tab/>;;</text:p>
      <text:p text:style-name="P2"><text:tab/><text:tab/><text:tab/><text:tab/>"3")</text:p>
      <text:p text:style-name="P2"><text:tab/><text:tab/><text:tab/><text:tab/><text:tab/>echo -n "Nombre: ";</text:p>
      <text:p text:style-name="P2"><text:tab/><text:tab/><text:tab/><text:tab/><text:tab/>echo $line;</text:p>
      <text:p text:style-name="P2"><text:tab/><text:tab/><text:tab/><text:tab/><text:tab/>;;</text:p>
      <text:p text:style-name="P2"><text:tab/><text:tab/><text:tab/><text:tab/>"4")</text:p>
      <text:p text:style-name="P2"><text:tab/><text:tab/><text:tab/><text:tab/><text:tab/>echo -n "Apellidos: ";</text:p>
      <text:p text:style-name="P2"><text:tab/><text:tab/><text:tab/><text:tab/><text:tab/>echo $line;</text:p>
      <text:p text:style-name="P2"><text:tab/><text:tab/><text:tab/><text:tab/><text:tab/>;;</text:p>
      <text:p text:style-name="P2"/>
      <text:p text:style-name="P2"><text:tab/><text:tab/><text:tab/><text:tab/>"5")</text:p>
      <text:p text:style-name="P2"><text:tab/><text:tab/><text:tab/><text:tab/><text:tab/>echo -n "Categ: ";</text:p>
      <text:p text:style-name="P2"><text:soft-page-break/><text:tab/><text:tab/><text:tab/><text:tab/><text:tab/>echo $line;</text:p>
      <text:p text:style-name="P2"><text:tab/><text:tab/><text:tab/><text:tab/><text:tab/>;;</text:p>
      <text:p text:style-name="P2"><text:tab/><text:tab/><text:tab/><text:tab/>"6")</text:p>
      <text:p text:style-name="P2"><text:tab/><text:tab/><text:tab/><text:tab/><text:tab/>echo -n "Dorsal: ";</text:p>
      <text:p text:style-name="P2"><text:tab/><text:tab/><text:tab/><text:tab/><text:tab/>echo $line;</text:p>
      <text:p text:style-name="P2"><text:tab/><text:tab/><text:tab/><text:tab/><text:tab/>;;</text:p>
      <text:p text:style-name="P2"><text:tab/><text:tab/><text:tab/>esac</text:p>
      <text:p text:style-name="P2"><text:tab/><text:tab/><text:tab/>let "j++"</text:p>
      <text:p text:style-name="P2"><text:tab/><text:tab/>done &lt;&lt;&lt; "$res"</text:p>
      <text:p text:style-name="P2"/>
      <text:p text:style-name="P2"><text:tab/><text:tab/>IFS=$'\t'</text:p>
      <text:p text:style-name="P2"><text:tab/><text:tab/>let "indice++"</text:p>
      <text:p text:style-name="P2"><text:tab/><text:tab/>comando="cat salida | /tmp/xidel --extract-kind='css' -e '#contenido &gt; div.detalleInfo &gt; table &gt; tbody &gt; tr:nth-child($indice)' --data=- 2&gt;/dev/null | column -t"</text:p>
      <text:p text:style-name="P2"><text:tab/><text:tab/>extra=$(eval $comando)</text:p>
      <text:p text:style-name="P2"><text:tab/><text:tab/># echo $comando</text:p>
      <text:p text:style-name="P2"><text:tab/><text:tab/>j=0</text:p>
      <text:p text:style-name="P2"><text:tab/><text:tab/>while IFS= read -r line ; do</text:p>
      <text:p text:style-name="P2"><text:tab/><text:tab/><text:tab/>case "$j" in</text:p>
      <text:p text:style-name="P2"><text:tab/><text:tab/><text:tab/><text:tab/>"1")</text:p>
      <text:p text:style-name="P2"><text:tab/><text:tab/><text:tab/><text:tab/><text:tab/>echo -n "Sexo: ";</text:p>
      <text:p text:style-name="P2"><text:tab/><text:tab/><text:tab/><text:tab/><text:tab/>echo $line;</text:p>
      <text:p text:style-name="P2"><text:tab/><text:tab/><text:tab/><text:tab/><text:tab/>;;</text:p>
      <text:p text:style-name="P2"><text:tab/><text:tab/><text:tab/><text:tab/>"4")</text:p>
      <text:p text:style-name="P2"><text:tab/><text:tab/><text:tab/><text:tab/><text:tab/>echo -n "Tiempo real: ";</text:p>
      <text:p text:style-name="P2"><text:tab/><text:tab/><text:tab/><text:tab/><text:tab/>echo $line;</text:p>
      <text:p text:style-name="P2"><text:tab/><text:tab/><text:tab/><text:tab/><text:tab/>;;</text:p>
      <text:p text:style-name="P2"/>
      <text:p text:style-name="P2"><text:tab/><text:tab/><text:tab/><text:tab/>"6")</text:p>
      <text:p text:style-name="P2"><text:tab/><text:tab/><text:tab/><text:tab/><text:tab/>echo -n "Ritmo: ";</text:p>
      <text:p text:style-name="P2"><text:tab/><text:tab/><text:tab/><text:tab/><text:tab/>echo $line;</text:p>
      <text:p text:style-name="P2"><text:tab/><text:tab/><text:tab/><text:tab/><text:tab/>;;</text:p>
      <text:p text:style-name="P2"><text:tab/><text:tab/><text:tab/><text:tab/>"9")</text:p>
      <text:p text:style-name="P2"><text:tab/><text:tab/><text:tab/><text:tab/><text:tab/>echo -n "Tiempo oficial 1: ";</text:p>
      <text:p text:style-name="P2"><text:tab/><text:tab/><text:tab/><text:tab/><text:tab/>echo $line;</text:p>
      <text:p text:style-name="P2"><text:tab/><text:tab/><text:tab/><text:tab/><text:tab/>;;</text:p>
      <text:p text:style-name="P2"><text:tab/><text:tab/><text:tab/><text:tab/>"11")</text:p>
      <text:p text:style-name="P2"><text:tab/><text:tab/><text:tab/><text:tab/><text:tab/>echo -n "Pos. 1: ";</text:p>
      <text:p text:style-name="P2"><text:tab/><text:tab/><text:tab/><text:tab/><text:tab/>echo $line;</text:p>
      <text:p text:style-name="P2"><text:tab/><text:tab/><text:tab/><text:tab/><text:tab/>;;</text:p>
      <text:p text:style-name="P2"/>
      <text:p text:style-name="P2"><text:tab/><text:tab/><text:tab/><text:tab/>esac</text:p>
      <text:p text:style-name="P2"><text:tab/><text:tab/><text:tab/><text:tab/>let "j++"</text:p>
      <text:p text:style-name="P2"><text:tab/><text:tab/><text:tab/>done &lt;&lt;&lt; "$extra"</text:p>
      <text:p text:style-name="P2"/>
      <text:p text:style-name="P2"/>
      <text:p text:style-name="P2"/>
      <text:p text:style-name="P2"><text:tab/><text:tab/>done</text:p>
      <text:p text:style-name="P2"/>
      <text:p text:style-name="P2"><text:tab/>done # bucle for indice</text:p>
      <text:p text:style-name="P2"/>
      <text:p text:style-name="P2"/>
      <text:p text:style-name="P2"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u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u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5:28:22.986309000</meta:creation-date>
    <dc:date>2016-10-24T15:30:00.488629000</dc:date>
    <meta:editing-duration>PT1M37S</meta:editing-duration>
    <meta:editing-cycles>2</meta:editing-cycles>
    <meta:generator>LibreOffice/5.1.5.2$MacOSX_X86_64 LibreOffice_project/7a864d8825610a8c07cfc3bc01dd4fce6a9447e5</meta:generator>
    <meta:document-statistic meta:table-count="0" meta:image-count="0" meta:object-count="0" meta:page-count="3" meta:paragraph-count="80" meta:word-count="239" meta:character-count="1606" meta:non-whitespace-character-count="1167"/>
  </office:meta>
</office:document-meta>
</file>